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000000300CBCED43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margin-left="0cm" fo:margin-right="0.035cm" fo:text-align="center" fo:text-indent="0cm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50.8cm" svg:height="27.093cm" svg:x="5.2cm" svg:y="6.659cm">
          <draw:image xlink:href="Pictures/10000000000005A000000300CBCED438.jpg" xlink:type="simple" xlink:show="embed" xlink:actuate="onLoad">
            <text:p/>
          </draw:image>
        </draw:frame>
        <draw:line draw:style-name="gr2" draw:text-style-name="P1" draw:layer="layout" svg:x1="29.1cm" svg:y1="11.2cm" svg:x2="29.1cm" svg:y2="29.2cm">
          <text:p text:style-name="P1">510</text:p>
        </draw:line>
        <draw:line draw:style-name="gr2" draw:text-style-name="P1" draw:layer="layout" svg:x1="15.1cm" svg:y1="14.4cm" svg:x2="47.6cm" svg:y2="14.4cm">
          <text:p text:style-name="P1">921</text:p>
        </draw:line>
        <draw:line draw:style-name="gr2" draw:text-style-name="P1" draw:layer="layout" svg:x1="31.9cm" svg:y1="20.6cm" svg:x2="44.177cm" svg:y2="20.6cm">
          <text:p text:style-name="P1">348</text:p>
        </draw:line>
        <draw:line draw:style-name="gr2" draw:text-style-name="P1" draw:layer="layout" svg:x1="31.9cm" svg:y1="15.5cm" svg:x2="44.177cm" svg:y2="15.5cm">
          <text:p text:style-name="P1">348</text:p>
        </draw:line>
        <draw:line draw:style-name="gr2" draw:text-style-name="P1" draw:layer="layout" svg:x1="41.5cm" svg:y1="20.8cm" svg:x2="41.5cm" svg:y2="22.6cm">
          <text:p text:style-name="P1">51</text:p>
        </draw:line>
        <draw:line draw:style-name="gr2" draw:text-style-name="P1" draw:layer="layout" svg:x1="41.3cm" svg:y1="15.5cm" svg:x2="41.3cm" svg:y2="17.3cm">
          <text:p text:style-name="P1">51</text:p>
        </draw:line>
        <draw:line draw:style-name="gr2" draw:text-style-name="P1" draw:layer="layout" svg:x1="42.2cm" svg:y1="15.5cm" svg:x2="42.2cm" svg:y2="26.2cm">
          <text:p text:style-name="P1">303</text:p>
        </draw:line>
        <draw:line draw:style-name="gr3" draw:text-style-name="P1" draw:layer="layout" svg:x1="48.9cm" svg:y1="20.7cm" svg:x2="48.9cm" svg:y2="20.8cm">
          <text:p/>
        </draw:line>
        <draw:line draw:style-name="gr2" draw:text-style-name="P1" draw:layer="layout" svg:x1="15.1cm" svg:y1="13.3cm" svg:x2="31.328cm" svg:y2="13.3cm">
          <text:p text:style-name="P1">460</text:p>
        </draw:line>
        <draw:line draw:style-name="gr3" draw:text-style-name="P1" draw:layer="layout" svg:x1="31.327cm" svg:y1="11.218cm" svg:x2="31.362cm" svg:y2="29.21cm">
          <text:p/>
        </draw:line>
        <draw:line draw:style-name="gr2" draw:text-style-name="P1" draw:layer="layout" svg:x1="32.3cm" svg:y1="11.2cm" svg:x2="32.3cm" svg:y2="13.6cm">
          <text:p text:style-name="P1">68</text:p>
        </draw:line>
        <draw:line draw:style-name="gr2" draw:text-style-name="P2" draw:layer="layout" svg:x1="32cm" svg:y1="14.547cm" svg:x2="32cm" svg:y2="15.5cm">
          <text:p text:style-name="P1"><text:span text:style-name="T1">27</text:span></text:p>
        </draw:line>
        <draw:line draw:style-name="gr4" draw:text-style-name="P1" draw:layer="layout" svg:x1="47.6cm" svg:y1="19cm" svg:x2="56cm" svg:y2="19cm">
          <text:p text:style-name="P1">238</text:p>
        </draw:line>
        <draw:line draw:style-name="gr4" draw:text-style-name="P3" draw:layer="layout" svg:x1="5.2cm" svg:y1="17cm" svg:x2="15.1cm" svg:y2="17cm">
          <text:p text:style-name="P1"><text:span text:style-name="T2">281</text:span></text:p>
        </draw:line>
        <draw:line draw:style-name="gr2" draw:text-style-name="P1" draw:layer="layout" svg:x1="38.6cm" svg:y1="6.6cm" svg:x2="38.6cm" svg:y2="11.1cm">
          <text:p text:style-name="P1">128</text:p>
        </draw:line>
        <draw:line draw:style-name="gr2" draw:text-style-name="P1" draw:layer="layout" svg:x1="38.2cm" svg:y1="29.2cm" svg:x2="38.2cm" svg:y2="33.7cm">
          <text:p text:style-name="P1">128</text:p>
        </draw:line>
        <draw:line draw:style-name="gr2" draw:text-style-name="P4" draw:layer="layout" svg:x1="15.8cm" svg:y1="11.2cm" svg:x2="15.8cm" svg:y2="12cm">
          <text:p text:style-name="P4">23</text:p>
        </draw:line>
        <draw:line draw:style-name="gr2" draw:text-style-name="P1" draw:layer="layout" svg:x1="31.9cm" svg:y1="25.3cm" svg:x2="15.1cm" svg:y2="25.3cm">
          <text:p text:style-name="P1">476</text:p>
        </draw:line>
        <draw:line draw:style-name="gr3" draw:text-style-name="P1" draw:layer="layout" svg:x1="43.7cm" svg:y1="15.9cm" svg:x2="43.7cm" svg:y2="17cm">
          <text:p/>
        </draw:line>
        <draw:line draw:style-name="gr2" draw:text-style-name="P5" draw:layer="layout" svg:x1="43.7cm" svg:y1="15.7cm" svg:x2="44.2cm" svg:y2="15.7cm">
          <text:p text:style-name="P1"><text:span text:style-name="T3">14</text:span></text:p>
        </draw:line>
        <draw:line draw:style-name="gr3" draw:text-style-name="P1" draw:layer="layout" svg:x1="31.9cm" svg:y1="23.4cm" svg:x2="39cm" svg:y2="23.4cm">
          <text:p/>
        </draw:line>
        <draw:line draw:style-name="gr3" draw:text-style-name="P1" draw:layer="layout" svg:x1="31.9cm" svg:y1="23.7cm" svg:x2="39cm" svg:y2="23.7cm">
          <text:p/>
        </draw:line>
        <draw:line draw:style-name="gr2" draw:text-style-name="P6" draw:layer="layout" svg:x1="37.4cm" svg:y1="22.6cm" svg:x2="37.4cm" svg:y2="23.4cm">
          <text:p text:style-name="P6"><text:span text:style-name="T4">23</text:span></text:p>
        </draw:line>
        <draw:line draw:style-name="gr2" draw:text-style-name="P7" draw:layer="layout" svg:x1="37.5cm" svg:y1="23.7cm" svg:x2="37.5cm" svg:y2="24.4cm">
          <text:p text:style-name="P7">20</text:p>
        </draw:line>
        <draw:line draw:style-name="gr3" draw:text-style-name="P1" draw:layer="layout" svg:x1="31.8cm" svg:y1="23.3cm" svg:x2="41.1cm" svg:y2="23.3cm">
          <text:p/>
        </draw:line>
        <draw:line draw:style-name="gr3" draw:text-style-name="P1" draw:layer="layout" svg:x1="32.1cm" svg:y1="23.8cm" svg:x2="40.4cm" svg:y2="23.8cm">
          <text:p/>
        </draw:line>
        <draw:line draw:style-name="gr2" draw:text-style-name="P8" draw:layer="layout" svg:x1="39cm" svg:y1="22.6cm" svg:x2="39cm" svg:y2="23.3cm">
          <text:p text:style-name="P8">20</text:p>
        </draw:line>
        <draw:line draw:style-name="gr2" draw:text-style-name="P8" draw:layer="layout" svg:x1="39.5cm" svg:y1="23.8cm" svg:x2="39.5cm" svg:y2="24.4cm">
          <text:p text:style-name="P8">17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J</meta:initial-creator>
    <meta:creation-date>2023-10-24T13:42:14.22</meta:creation-date>
    <dc:date>2023-10-25T16:05:17.35</dc:date>
    <dc:creator>W J</dc:creator>
    <meta:editing-duration>PT2H43M56S</meta:editing-duration>
    <meta:editing-cycles>8</meta:editing-cycles>
    <meta:generator>OpenOffice/4.1.11$Win32 OpenOffice.org_project/4111m1$Build-9808</meta:generator>
    <meta:document-statistic meta:object-count="29"/>
  </office:meta>
</office:document-meta>
</file>